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Section1">
        <text:p text:style-name="Text_20_body">%#include AL/protocoles/infoProtocole#%</text:p>
        <text:p text:style-name="Text_20_body">%#include AL/protocoles/echeances/infoProtocoleEcheances#%</text:p>
        <text:p text:style-name="Text_20_body"/>
      </text:section>
      <text:p text:style-name="Text_20_body">%#include AL/protocoles/echeances/listeDroitsEcheances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2cm" fo:margin-left="0cm" fo:margin-right="0cm" fo:margin-bottom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pta</dc:creator>
    <dc:date>2011-08-22T09:29:19</dc:date>
    <meta:editing-cycles>77</meta:editing-cycles>
    <meta:editing-duration>PT1H3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177"/>
  </office:meta>
</office:document-meta>
</file>